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B00000085D33EDF288E53C4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.027cm" draw:z-index="0"><draw:image xlink:href="Pictures/100002010000045B00000085D33EDF288E53C44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0:05:05.689321518</meta:creation-date>
    <dc:date>2020-04-25T00:06:28.581262466</dc:date>
    <meta:editing-duration>PT1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